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duction Readyness Checklist 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17/11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4">Vbooks Production Readyness Checklist 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Sudhakar Reddy, Jaipal Reddy, Sarat K, Nageswar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 U.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5555428951" text:style-name="L1">
              <text:list-item>
                <text:p text:style-name="P5">Vbooks Production Readyness Checklist Document.</text:p>
              </text:list-item>
              <text:list-item>
                <text:p text:style-name="P5">Vbooks Production Release Notes.</text:p>
              </text:list-item>
              <text:list-item>
                <text:p text:style-name="P5"/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221780022" text:style-name="L2">
              <text:list-item>
                <text:p text:style-name="P6">Create Vbooks Production Readyness Checklist Document (Jaipal Reddy D).</text:p>
              </text:list-item>
              <text:list-item>
                <text:p text:style-name="P6">Create Vbooks Production Release Notes <text:s text:c="2"/>(Jaipal Reddy D).</text:p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8T14:22:18</dc:date>
    <dc:creator>jaipal </dc:creator>
    <meta:editing-duration>PT1H30M35S</meta:editing-duration>
    <meta:editing-cycles>110</meta:editing-cycles>
    <meta:document-statistic meta:table-count="1" meta:image-count="1" meta:object-count="0" meta:page-count="1" meta:paragraph-count="20" meta:word-count="73" meta:character-count="533" meta:non-whitespace-character-count="468"/>
  </office:meta>
</office:document-meta>
</file>